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f204" officeooo:paragraph-rsid="001bf20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c6758" officeooo:paragraph-rsid="001bf204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paragraph-rsid="001bf204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bf204" officeooo:paragraph-rsid="001bf204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6pt" fo:font-style="italic" fo:font-weight="bold" officeooo:rsid="001c6758" officeooo:paragraph-rsid="001bf20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f2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1c6758" style:font-weight-asian="bold" style:font-weight-complex="bold"/>
    </style:style>
    <style:style style:name="T4" style:family="text">
      <style:text-properties officeooo:rsid="001c6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ing On the Promises</text:p>
      <text:p text:style-name="P7"/>
      <text:p text:style-name="P3">Standing on the promises of Christ my King,</text:p>
      <text:p text:style-name="P3">Through eternal ages let His praises ring;</text:p>
      <text:p text:style-name="P3">Glory in the highest, I will shout and sing,</text:p>
      <text:p text:style-name="P5">Standing on the promises of God,</text:p>
      <text:p text:style-name="P3">Standing on the promises of God.</text:p>
      <text:p text:style-name="P3"/>
      <text:p text:style-name="P3">Standing on the promises that cannot fail,</text:p>
      <text:p text:style-name="P3">When the howling storms of doubt and fear assail;</text:p>
      <text:p text:style-name="P3">By the living word of God I shall prevail,</text:p>
      <text:p text:style-name="P5">Standing on the promises of God,</text:p>
      <text:p text:style-name="P3">Standing on the promises of God.</text:p>
      <text:p text:style-name="P3"/>
      <text:p text:style-name="P3">Standing on the promises of Christ the Lord,</text:p>
      <text:p text:style-name="P3">Bound to Him eternally by love’s strong cord;</text:p>
      <text:p text:style-name="P3">Overcoming daily with the Spirit’s sword,</text:p>
      <text:p text:style-name="P5">Standing on the promises of God,</text:p>
      <text:p text:style-name="P3">Standing on the promises of God.</text:p>
      <text:p text:style-name="P3"/>
      <text:p text:style-name="P3">Standing on the promises I cannot fall,</text:p>
      <text:p text:style-name="P3">Listening every moment to the Spirit’s call,</text:p>
      <text:p text:style-name="P3">Resting in my Savior as my all in all,</text:p>
      <text:p text:style-name="P5">Standing on the promises of God,</text:p>
      <text:p text:style-name="P4"><text:span text:style-name="T4">Standing on the promises of God.</text:span></text:p>
      <text:p text:style-name="P2"/>
      <text:p text:style-name="P2">Composer: <text:span text:style-name="T1">Norman E. Johnson</text:span></text:p>
      <text:p text:style-name="P2">Lyricist: <text:span text:style-name="T1">R. Kelso Cart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0:53:54.851000000</meta:creation-date>
    <meta:editing-duration>PT4M55S</meta:editing-duration>
    <meta:editing-cycles>2</meta:editing-cycles>
    <meta:generator>LibreOffice/6.3.3.2$Windows_X86_64 LibreOffice_project/a64200df03143b798afd1ec74a12ab50359878ed</meta:generator>
    <dc:title>Tuba Hymn Lyrics</dc:title>
    <dc:date>2020-04-24T10:58:50.406000000</dc:date>
    <meta:document-statistic meta:table-count="0" meta:image-count="0" meta:object-count="0" meta:page-count="1" meta:paragraph-count="23" meta:word-count="154" meta:character-count="845" meta:non-whitespace-character-count="714"/>
    <meta:template xlink:type="simple" xlink:actuate="onRequest" xlink:title="Tuba Hymn Lyrics" xlink:href="../../../../../AppData/Roaming/LibreOffice/4/user/template/Tuba%20Hymn%20Lyrics.ott" meta:date="2020-04-24T10:53:54.634000000"/>
  </office:meta>
</office:document-meta>
</file>